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In this review paper, we explored the developmental process of ARe an Augmented Reality application designed with the intent to stimulate through compelling visuals, engaging interactions the motivation to learn through experimentation and fun, while enhancing the learning experience as well. During the testing at the showcase, users were seen to engage with the interactions and explore the application. In most cases, some exploration through interactions has met a dead-end where no programmed features were<text:s/>available,<text:s/>seeing this<text:s/>as<text:s/>a working prototype. At other times, users stated the benefits of ARe within the learning environments either in or out of the classroom. Additionally, the potential for ARe to support young learners with dyslexic tendencies was brought up.</text:p>
      <text:p text:style-name="Normal"/>
      <text:p text:style-name="Normal">However, there were still noticeable gaps in the work which would result in further research and development. While users actively engaged with the application, there was not any noticeable change in their learning or demonstration that they had learnt anything new. This demonstrated the need for deeper research into the relevance of adequately integrating AR into the overall learning experience. Also, the absence of an in-app onboarding system leads to a longer understanding of how to use the application without external support. Furthermore, it was vividly identified that the accuracy of the digital models used in the app to real-world facts plays a crucial role in the learning experience. These issues have been noted and would form the basis for future development.</text:p>
      <text:p text:style-name="Normal"/>
      <text:p text:style-name="Normal">Overall, ARe answered certain aspects of my initial research question, ‘How to learners be engaged with learning complex abstract subjects through Augmented Reality, compelling visual designs and user interaction?’ We see that users engage actively through interactions and explorations to discover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ughu Aiyewa (Student)</dc:creator>
    <meta:creation-date>2023-12-18T05:06:00Z</meta:creation-date>
    <dc:date>2023-12-18T19:54:00Z</dc:date>
    <meta:template xlink:href="Normal" xlink:type="simple"/>
    <meta:editing-cycles>9</meta:editing-cycles>
    <meta:editing-duration>PT3660S</meta:editing-duration>
    <meta:user-defined meta:name="GrammarlyDocumentId">602af1023d9fcfea2c0de9de622536f7918f081507e346a063314e2631415b78</meta:user-defined>
    <meta:document-statistic meta:page-count="1" meta:paragraph-count="5" meta:word-count="301" meta:character-count="1857" meta:row-count="22" meta:non-whitespace-character-count="1561"/>
  </office:meta>
</office:document-meta>
</file>